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9000005F6A995EFD940CB7C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34%" draw:contrast="0%" draw:gamma="100%" draw:red="0%" draw:green="0%" draw:blue="0%" fo:clip="rect(5.732cm, 5.914cm, 4.08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873cm"/>
    </style:style>
    <style:style style:name="gr3" style:family="graphic" style:parent-style-name="objectwithoutfill">
      <style:graphic-properties svg:stroke-width="0.1cm" svg:stroke-color="#000000" draw:marker-end="Arrow_20_concave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6.46cm" svg:height="12.1cm" svg:x="0cm" svg:y="0cm">
            <draw:image xlink:href="Pictures/1000000000000749000005F6A995EFD940CB7C21.jpg" xlink:type="simple" xlink:show="embed" xlink:actuate="onLoad">
              <text:p/>
            </draw:image>
          </draw:frame>
          <draw:frame draw:style-name="gr2" draw:text-style-name="P2" draw:layer="layout" svg:width="2.373cm" svg:height="1.352cm" svg:x="6.987cm" svg:y="10.6cm">
            <draw:text-box>
              <text:p><text:span text:style-name="T1">pin4</text:span></text:p>
            </draw:text-box>
          </draw:frame>
          <draw:frame draw:style-name="gr2" draw:text-style-name="P2" draw:layer="layout" svg:width="2.373cm" svg:height="1.352cm" svg:x="13.887cm" svg:y="7.848cm">
            <draw:text-box>
              <text:p><text:span text:style-name="T1">pin1</text:span></text:p>
            </draw:text-box>
          </draw:frame>
          <draw:line draw:style-name="gr3" draw:text-style-name="P1" draw:layer="layout" svg:x1="14.56cm" svg:y1="7.9cm" svg:x2="11.96cm" svg:y2="5.8cm">
            <text:p/>
          </draw:line>
          <draw:line draw:style-name="gr3" draw:text-style-name="P1" draw:layer="layout" svg:x1="8.16cm" svg:y1="10.6cm" svg:x2="8.66cm" svg:y2="7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co Moya</meta:initial-creator>
    <meta:creation-date>2014-05-06T17:43:25.904093595</meta:creation-date>
    <dc:date>2016-01-27T10:30:13.907988769</dc:date>
    <dc:creator>Paco Moya</dc:creator>
    <meta:editing-duration>PT39M18S</meta:editing-duration>
    <meta:editing-cycles>2</meta:editing-cycles>
    <meta:generator>LibreOffice/5.0.4.2$Linux_X86_64 LibreOffice_project/00m0$Build-2</meta:generator>
    <meta:document-statistic meta:object-count="6"/>
  </office:meta>
</office:document-meta>
</file>